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<text:tab/>HP</text:p>
          </table:table-cell>
          <table:table-cell office:value-type="string">
            <text:p><text:tab/>85393</text:p>
          </table:table-cell>
          <table:table-cell office:value-type="float" office:value="85.39">
            <text:p>85.39</text:p>
          </table:table-cell>
          <table:table-cell table:formula="of:=[.D1]/[.$D$11]" office:value-type="percentage" office:value="0.174496781444774">
            <text:p>17.45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tab/>Samsung</text:p>
          </table:table-cell>
          <table:table-cell office:value-type="string">
            <text:p><text:tab/>74763</text:p>
          </table:table-cell>
          <table:table-cell office:value-type="float" office:value="74.76">
            <text:p>74.76</text:p>
          </table:table-cell>
          <table:table-cell table:formula="of:=[.D2]/[.$D$11]" office:value-type="percentage" office:value="0.152774088076019">
            <text:p>15.28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tab/>Foxconn</text:p>
          </table:table-cell>
          <table:table-cell office:value-type="string">
            <text:p><text:tab/>61800</text:p>
          </table:table-cell>
          <table:table-cell office:value-type="float" office:value="61.8">
            <text:p>61.8</text:p>
          </table:table-cell>
          <table:table-cell table:formula="of:=[.D3]/[.$D$11]" office:value-type="percentage" office:value="0.126289976499438">
            <text:p>12.63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tab/>Nokia</text:p>
          </table:table-cell>
          <table:table-cell office:value-type="string">
            <text:p><text:tab/>46412</text:p>
          </table:table-cell>
          <table:table-cell office:value-type="float" office:value="46.41">
            <text:p>46.41</text:p>
          </table:table-cell>
          <table:table-cell table:formula="of:=[.D4]/[.$D$11]" office:value-type="percentage" office:value="0.0948400940022479">
            <text:p>9.48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tab/>Dell</text:p>
          </table:table-cell>
          <table:table-cell office:value-type="string">
            <text:p><text:tab/>44877</text:p>
          </table:table-cell>
          <table:table-cell office:value-type="float" office:value="44.87">
            <text:p>44.87</text:p>
          </table:table-cell>
          <table:table-cell table:formula="of:=[.D5]/[.$D$11]" office:value-type="percentage" office:value="0.091693062225401">
            <text:p>9.17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tab/>Toshiba</text:p>
          </table:table-cell>
          <table:table-cell office:value-type="string">
            <text:p><text:tab/>44242</text:p>
          </table:table-cell>
          <table:table-cell office:value-type="float" office:value="44.24">
            <text:p>44.24</text:p>
          </table:table-cell>
          <table:table-cell table:formula="of:=[.D6]/[.$D$11]" office:value-type="percentage" office:value="0.0904056401348728">
            <text:p>9.04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tab/>Intel</text:p>
          </table:table-cell>
          <table:table-cell office:value-type="string">
            <text:p><text:tab/>36320</text:p>
          </table:table-cell>
          <table:table-cell office:value-type="float" office:value="36.32">
            <text:p>36.32</text:p>
          </table:table-cell>
          <table:table-cell table:formula="of:=[.D7]/[.$D$11]" office:value-type="percentage" office:value="0.0742209052825176">
            <text:p>7.4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tab/>LG</text:p>
          </table:table-cell>
          <table:table-cell office:value-type="string">
            <text:p><text:tab/>33429</text:p>
          </table:table-cell>
          <table:table-cell office:value-type="float" office:value="33.43">
            <text:p>33.43</text:p>
          </table:table-cell>
          <table:table-cell table:formula="of:=[.D8]/[.$D$11]" office:value-type="percentage" office:value="0.0683151118831102">
            <text:p>6.83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tab/>Cisco</text:p>
          </table:table-cell>
          <table:table-cell office:value-type="string">
            <text:p><text:tab/>32840</text:p>
          </table:table-cell>
          <table:table-cell office:value-type="float" office:value="32.84">
            <text:p>32.84</text:p>
          </table:table-cell>
          <table:table-cell table:formula="of:=[.D9]/[.$D$11]" office:value-type="percentage" office:value="0.0671094308776949">
            <text:p>6.71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tab/>Canon</text:p>
          </table:table-cell>
          <table:table-cell office:value-type="string">
            <text:p><text:tab/>29299</text:p>
          </table:table-cell>
          <table:table-cell office:value-type="float" office:value="29.29">
            <text:p>29.29</text:p>
          </table:table-cell>
          <table:table-cell table:formula="of:=[.D10]/[.$D$11]" office:value-type="percentage" office:value="0.0598549095739246">
            <text:p>5.99%</text:p>
          </table:table-cell>
        </table:table-row>
        <table:table-row table:style-name="ro1">
          <table:table-cell table:number-columns-repeated="3"/>
          <table:table-cell table:formula="of:=SUM([.D1:.D10])" office:value-type="float" office:value="489.35">
            <text:p>489.35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03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6T03:02:31</dc:date>
    <dc:creator>Luis Ibanez</dc:creator>
    <meta:document-statistic meta:table-count="1" meta:cell-count="51" meta:object-count="0"/>
    <meta:generator>OpenOffice.org/3.2$Unix OpenOffice.org_project/320m12$Build-9483</meta:generator>
  </office:meta>
</office:document-meta>
</file>